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1.058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.169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148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3pt" fo:letter-spacing="normal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Wireless Channel Fingerprinting and Charting" draw:style-name="dp1" draw:master-page-name="Title_20_Slide" presentation:presentation-page-layout-name="AL1T0">
        <draw:frame draw:name="Title 1" presentation:style-name="pr1" draw:text-style-name="P2" draw:layer="layout" svg:width="21.589cm" svg:height="3.062cm" svg:x="1.905cm" svg:y="4.438cm" presentation:class="title" presentation:user-transformed="true">
          <draw:text-box>
            <text:p text:style-name="P1"><text:span text:style-name="T1">Wireless Channel Fingerprinting and Charting</text:span></text:p>
          </draw:text-box>
        </draw:frame>
        <draw:frame draw:name="Subtitle 2" presentation:style-name="pr2" draw:text-style-name="P4" draw:layer="layout" svg:width="17.779cm" svg:height="3.65cm" svg:x="3.81cm" svg:y="8.096cm" presentation:class="subtitle" presentation:user-transformed="true">
          <draw:text-box>
            <text:p text:style-name="P3"><text:span text:style-name="T2">Ray-Tracing Dataset Generation, Localization, and Dimensionality Reduction</text:span><text:span text:style-name="T2"><text:line-break/></text:span><text:span text:style-name="T2"><text:line-break/></text:span><text:span text:style-name="T2">Jari Karppinen</text:span><text:span text:style-name="T2"><text:line-break/></text:span><text:span text:style-name="T2">Hannu Flinck</text:span><text:span text:style-name="T2"><text:line-break/></text:span><text:span text:style-name="T2">Tommi Ylämurto</text:span></text:p>
          </draw:text-box>
        </draw:frame>
        <draw:frame draw:name="Date Placeholder 3" presentation:style-name="pr3" draw:text-style-name="P6" draw:layer="layout" svg:width="5.926cm" svg:height="0.76cm" svg:x="1.27cm" svg:y="13.242cm" presentation:class="date-time" presentation:user-transformed="true">
          <draw:text-box>
            <text:p text:style-name="P5"><text:span text:style-name="T3">2026-04-1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Content Placeholder 2" presentation:style-name="pr5" draw:text-style-name="P9" draw:layer="layout" svg:width="22.859cm" svg:height="9.428cm" svg:x="1.27cm" svg:y="3.334cm" presentation:class="outline" presentation:user-transformed="true">
          <draw:text-box>
            <text:p text:style-name="P8"><text:span text:style-name="T4">Table of Conten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 and Background" draw:style-name="dp1" draw:master-page-name="Title_20_and_20_Content" presentation:presentation-page-layout-name="AL2T11">
        <draw:frame draw:name="Title 1" presentation:style-name="pr7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Introduction and Background</text:span></text:p>
          </draw:text-box>
        </draw:frame>
        <draw:frame draw:name="Content Placeholder 2" presentation:style-name="pr5" draw:text-style-name="P9" draw:layer="layout" svg:width="22.859cm" svg:height="9.428cm" svg:x="1.27cm" svg:y="3.334cm" presentation:class="outline" presentation:user-transformed="true">
          <draw:text-box>
            <text:p text:style-name="P8"><text:span text:style-name="T4">Urban Radio Propagation</text:span></text:p>
            <text:list text:style-name="L5">
              <text:list-item>
                <text:p text:style-name="P10"><text:span text:style-name="T5">Urban environments exhibit rich multipath propagation</text:span></text:p>
              </text:list-item>
              <text:list-item>
                <text:p text:style-name="P10"><text:span text:style-name="T5">Dominant mechanisms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Specular reflection from building facades</text:span></text:p>
                  </text:list-item>
                  <text:list-item>
                    <text:p text:style-name="P11"><text:span text:style-name="T6">Diffraction at building edges</text:span></text:p>
                  </text:list-item>
                  <text:list-item>
                    <text:p text:style-name="P11"><text:span text:style-name="T6">Transmission through exterior walls</text:span></text:p>
                  </text:list-item>
                </text:list>
              </text:list-item>
              <text:list-item>
                <text:p text:style-name="P10"><text:span text:style-name="T5">Key channel descriptors:</text:span></text:p>
                <text:list>
                  <text:list-item>
                    <text:p text:style-name="P11"><text:span text:style-name="T6">RMS delay spread</text:span></text:p>
                  </text:list-item>
                  <text:list-item>
                    <text:p text:style-name="P11"><text:span text:style-name="T6">Angular spread of arrival/departure</text:span></text:p>
                  </text:list-item>
                  <text:list-item>
                    <text:p text:style-name="P11"><text:span text:style-name="T6">Aggregate path loss</text:span></text:p>
                  </text:list-item>
                </text:list>
              </text:list-item>
            </text:list>
            <text:p text:style-name="P10"><text:span text:style-name="T5">image</text:span></text:p>
            <text:p text:style-name="P8"><text:span text:style-name="T4">Ray-Tracing for Channel Modelling</text:span></text:p>
            <text:list text:continue-numbering="true" text:style-name="L6">
              <text:list-item>
                <text:p text:style-name="P10"><text:span text:style-name="T5">Deterministic propagation modelling technique</text:span></text:p>
              </text:list-item>
              <text:list-item>
                <text:p text:style-name="P10"><text:span text:style-name="T5">Simulates geometric and electromagnetic interactions of rays with surfaces</text:span></text:p>
              </text:list-item>
              <text:list-item>
                <text:p text:style-name="P10"><text:span text:style-name="T5">Advantages over stochastic models:</text:span></text:p>
                <text:list>
                  <text:list-item>
                    <text:p text:style-name="P11"><text:span text:style-name="T6">Directly exploits site-specific scene information</text:span></text:p>
                  </text:list-item>
                  <text:list-item>
                    <text:p text:style-name="P11"><text:span text:style-name="T6">Produces physically realistic channel characteristics</text:span></text:p>
                  </text:list-item>
                  <text:list-item>
                    <text:p text:style-name="P11"><text:span text:style-name="T6">Enables site-dependent analysis</text:span></text:p>
                  </text:list-item>
                </text:list>
              </text:list-item>
            </text:list>
            <text:p text:style-name="P10"><text:span text:style-name="T4">Dataset Generation:</text:span></text:p>
            <text:list text:continue-numbering="true" text:style-name="L6">
              <text:list-item>
                <text:p text:style-name="P10"><text:span text:style-name="T5">MATLAB’s Ray Tracing Toolbox</text:span></text:p>
              </text:list-item>
              <text:list-item>
                <text:p text:style-name="P10"><text:span text:style-name="T5">OpenStreetMap-derived 3-D model</text:span></text:p>
              </text:list-item>
              <text:list-item>
                <text:p text:style-name="P10"><text:span text:style-name="T5">Configurable parameters: reflections, diffractions, frequency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taniemi Scenario and Dataset" draw:style-name="dp1" draw:master-page-name="Title_20_and_20_Content" presentation:presentation-page-layout-name="AL2T11">
        <draw:frame draw:name="Title 1" presentation:style-name="pr7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Otaniemi Scenario and Dataset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gerprint Localization" draw:style-name="dp1" draw:master-page-name="Title_20_and_20_Content" presentation:presentation-page-layout-name="AL2T11">
        <draw:frame draw:name="Title 1" presentation:style-name="pr7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Fingerprint Localization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nnel Charting" draw:style-name="dp1" draw:master-page-name="Title_20_and_20_Content" presentation:presentation-page-layout-name="AL2T11">
        <draw:frame draw:name="Title 1" presentation:style-name="pr7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Channel Charting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s and Future Work" draw:style-name="dp1" draw:master-page-name="Title_20_and_20_Content" presentation:presentation-page-layout-name="AL2T11">
        <draw:frame draw:name="Title 1" presentation:style-name="pr7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Conclusions and Future Work</text:span></text:p>
          </draw:text-box>
        </draw:frame>
        <draw:frame draw:name="Content Placeholder 2" presentation:style-name="pr5" draw:text-style-name="P9" draw:layer="layout" svg:width="22.859cm" svg:height="9.428cm" svg:x="1.27cm" svg:y="3.334cm" presentation:class="outline" presentation:user-transformed="true">
          <draw:text-box>
            <text:p text:style-name="P8"><text:span text:style-name="T4">Summary of Results</text:span></text:p>
            <text:list text:style-name="L5">
              <text:list-item>
                <text:p text:style-name="P10"><text:span text:style-name="T4">Dataset:</text:span><text:span text:style-name="T5"> MATLAB ray-tracing on Otaniemi campus with independent validation</text:span></text:p>
              </text:list-item>
              <text:list-item>
                <text:p text:style-name="P10"><text:span text:style-name="T4">Localization:</text:span><text:span text:style-name="T5"> wKNN C2F achieves 7.16 m median error; ensemble methods robust</text:span></text:p>
              </text:list-item>
              <text:list-item>
                <text:p text:style-name="P10"><text:span text:style-name="T4">Channel Charting:</text:span><text:span text:style-name="T5"> t-SNE produces geometrically faithful maps (TW=0.918, NNLE=8.35 m)</text:span></text:p>
              </text:list-item>
              <text:list-item>
                <text:p text:style-name="P10"><text:span text:style-name="T4">Insights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Fingerprinting robust across ray-tracing implementations</text:span></text:p>
                  </text:list-item>
                  <text:list-item>
                    <text:p text:style-name="P11"><text:span text:style-name="T6">Regression superior to classification for dense spatial grids</text:span></text:p>
                  </text:list-item>
                  <text:list-item>
                    <text:p text:style-name="P11"><text:span text:style-name="T6">Unsupervised charting competitive with supervised localization</text:span></text:p>
                  </text:list-item>
                </text:list>
              </text:list-item>
              <text:list-item>
                <text:p text:style-name="P10"><text:span text:style-name="T4">Limitations:</text:span></text:p>
                <text:list>
                  <text:list-item>
                    <text:p text:style-name="P11"><text:span text:style-name="T6">NLOS shadow regions cause ambiguity and inflated error tails</text:span></text:p>
                  </text:list-item>
                  <text:list-item>
                    <text:p text:style-name="P11"><text:span text:style-name="T6">Limited training samples constrain deep learning approaches</text:span></text:p>
                  </text:list-item>
                </text:list>
              </text:list-item>
            </text:list>
            <text:p text:style-name="P8"><text:span text:style-name="T4">Future Work</text:span></text:p>
            <text:list text:continue-numbering="true" text:style-name="L6">
              <text:list-item>
                <text:p text:style-name="P10"><text:span text:style-name="T4">Enhanced Features:</text:span><text:span text:style-name="T5"> Incorporate per-path AoA/AoD angles from ray-tracing output</text:span></text:p>
              </text:list-item>
              <text:list-item>
                <text:p text:style-name="P10"><text:span text:style-name="T4">Metric-Preserving Loss:</text:span><text:span text:style-name="T5"> Replace MSE autoencoder with Siamese/triplet loss</text:span></text:p>
              </text:list-item>
              <text:list-item>
                <text:p text:style-name="P10"><text:span text:style-name="T4">Larger Scene:</text:span><text:span text:style-name="T5"> Extend to full 77-building Otaniemi model (GPU acceleration needed)</text:span></text:p>
              </text:list-item>
              <text:list-item>
                <text:p text:style-name="P10"><text:span text:style-name="T4">Semi-Supervised Charting:</text:span><text:span text:style-name="T5"> Use small subset of labelled anchors to regularise latent space</text:span></text:p>
              </text:list-item>
              <text:list-item>
                <text:p text:style-name="P10"><text:span text:style-name="T4">Practical Demonstration:</text:span><text:span text:style-name="T5"> Beam-management or handover policy based on learned radio-space embedding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2.386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0.953cm" style:writing-mode="lr-tb">
        <style:tab-stops/>
      </style:paragraph-properties>
      <style:text-properties fo:font-size="33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24pt" fo:hyphenate="false"/>
    </style:style>
    <style:style style:name="MP12" style:family="paragraph">
      <style:paragraph-properties fo:margin-left="0cm" fo:margin-right="0cm" fo:margin-top="0.148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24pt" fo:hyphenate="fals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24pt" fo:hyphenate="false"/>
    </style:style>
    <style:style style:name="MP14" style:family="paragraph">
      <style:paragraph-properties fo:margin-left="0cm" fo:margin-right="0cm" fo:margin-top="0.106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2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3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8" style:family="paragraph">
      <style:paragraph-properties fo:margin-left="0cm" fo:margin-right="0cm" fo:margin-top="0.106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font-size="15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0" style:family="paragraph">
      <style:paragraph-properties fo:margin-left="0cm" fo:margin-right="0cm" fo:margin-top="0.148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21pt" fo:hyphenate="false"/>
    </style:style>
    <style:style style:name="MP21" style:family="paragraph">
      <style:paragraph-properties fo:margin-left="0cm" fo:margin-right="0cm" fo:margin-top="0.127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21pt" fo:hyphenate="false"/>
    </style:style>
    <style:style style:name="MP22" style:family="paragraph">
      <style:paragraph-properties fo:margin-left="0cm" fo:margin-right="0cm" fo:margin-top="0.106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21pt" fo:hyphenate="false"/>
    </style:style>
    <style:style style:name="MP23" style:family="paragraph">
      <style:paragraph-properties fo:margin-left="0cm" fo:margin-right="0cm" fo:margin-top="0.095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21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25" style:family="paragraph">
      <style:paragraph-properties fo:margin-left="0cm" fo:margin-right="0cm" fo:margin-top="0.127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7" style:family="paragraph">
      <style:paragraph-properties fo:margin-left="0cm" fo:margin-right="0cm" fo:margin-top="0.127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18pt" fo:hyphenate="false"/>
    </style:style>
    <style:style style:name="MP28" style:family="paragraph">
      <style:paragraph-properties fo:margin-left="0cm" fo:margin-right="0cm" fo:margin-top="0.106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18pt" fo:hyphenate="false"/>
    </style:style>
    <style:style style:name="MP29" style:family="paragraph">
      <style:paragraph-properties fo:margin-left="0cm" fo:margin-right="0cm" fo:margin-top="0.095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18pt" fo:hyphenate="false"/>
    </style:style>
    <style:style style:name="MP30" style:family="paragraph">
      <style:paragraph-properties fo:margin-left="0cm" fo:margin-right="0cm" fo:margin-top="0.085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18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15pt" fo:hyphenate="false"/>
    </style:style>
    <style:style style:name="MP32" style:family="paragraph">
      <style:paragraph-properties fo:margin-left="0cm" fo:margin-right="0cm" fo:margin-top="0.074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font-size="10.5pt"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0.5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3pt" fo:letter-spacing="normal" fo:language="en" fo:country="US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953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953cm"/>
        <style:text-properties fo:font-family="Arial" fo:color="#000000" fo:font-size="100%"/>
      </text:list-level-style-bullet>
      <text:list-level-style-bullet text:level="4" text:bullet-char="–">
        <style:list-level-properties text:space-before="2.857cm" text:min-label-width="0.953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953cm"/>
        <style:text-properties fo:font-family="Arial" fo:color="#000000" fo:font-size="100%"/>
      </text:list-level-style-bullet>
      <text:list-level-style-bullet text:level="4" text:bullet-char="–">
        <style:list-level-properties text:space-before="2.857cm" text:min-label-width="0.953cm"/>
        <style:text-properties fo:font-family="Arial" fo:color="#000000" fo:font-size="100%"/>
      </text:list-level-style-bullet>
      <text:list-level-style-bullet text:level="5" text:bullet-char="»">
        <style:list-level-properties text:space-before="3.81cm" text:min-label-width="0.953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3.062cm" svg:x="1.905cm" svg:y="4.43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9.428cm" svg:x="1.27cm" svg:y="3.334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2.19cm" svg:x="18.415cm" svg:y="0.57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2.19cm" svg:x="1.27cm" svg:y="0.572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6" draw:text-style-name="MP15" draw:layer="backgroundobjects" svg:width="22.859cm" svg:height="9.428cm" svg:x="1.27cm" svg:y="3.334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2.837cm" svg:x="2.006cm" svg:y="9.181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Text Placeholder 2" presentation:style-name="Mpr21" draw:text-style-name="MP19" draw:layer="backgroundobjects" svg:width="21.589cm" svg:height="3.124cm" svg:x="2.006cm" svg:y="6.056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24" draw:layer="backgroundobjects" svg:width="11.217cm" svg:height="9.428cm" svg:x="1.27cm" svg:y="3.334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4" draw:layer="backgroundobjects" svg:width="11.217cm" svg:height="9.428cm" svg:x="12.912cm" svg:y="3.334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31" draw:text-style-name="MP26" draw:layer="backgroundobjects" svg:width="11.222cm" svg:height="1.332cm" svg:x="1.27cm" svg:y="3.198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3" presentation:style-name="Mpr32" draw:text-style-name="MP26" draw:layer="backgroundobjects" svg:width="11.222cm" svg:height="8.231cm" svg:x="1.27cm" svg:y="4.53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6" draw:layer="backgroundobjects" svg:width="11.226cm" svg:height="1.332cm" svg:x="12.903cm" svg:y="3.198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5" presentation:style-name="Mpr32" draw:text-style-name="MP26" draw:layer="backgroundobjects" svg:width="11.226cm" svg:height="8.231cm" svg:x="12.903cm" svg:y="4.53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3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2.42cm" svg:x="1.27cm" svg:y="0.569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Content Placeholder 2" presentation:style-name="Mpr44" draw:text-style-name="MP15" draw:layer="backgroundobjects" svg:width="14.198cm" svg:height="12.193cm" svg:x="9.931cm" svg:y="0.569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33" draw:layer="backgroundobjects" svg:width="8.355cm" svg:height="9.772cm" svg:x="1.27cm" svg:y="2.99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18cm" svg:x="4.979cm" svg:y="10.001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Picture Placeholder 2" presentation:style-name="Picture_20_with_20_Caption-outline1" draw:layer="backgroundobjects" svg:width="15.239cm" svg:height="8.572cm" svg:x="4.979cm" svg:y="1.277cm" presentation:class="outline" presentation:placeholder="true" presentation:user-transformed="true">
        <draw:text-box/>
      </draw:frame>
      <draw:frame draw:name="Text Placeholder 3" presentation:style-name="Mpr49" draw:text-style-name="MP33" draw:layer="backgroundobjects" svg:width="15.239cm" svg:height="1.676cm" svg:x="4.979cm" svg:y="11.182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ireless Channel Fingerprinting and Charting</dc:title>
    <meta:initial-creator>Jari Karppinen Hannu Flinck Tommi Ylämurto</meta:initial-creator>
    <meta:creation-date>2026-04-16T21:14:14</meta:creation-date>
    <dc:date>2026-04-16T21:14:14</dc:date>
    <meta:document-statistic meta:object-count="159"/>
    <meta:generator>LibreOffice/24.2.7.2$Linux_X86_64 LibreOffice_project/420$Build-2</meta:generator>
    <meta:user-defined meta:name="date">2026-04-17</meta:user-defined>
    <meta:user-defined meta:name="subtitle">Ray-Tracing Dataset Generation, Localization, and Dimensionality Reduction</meta:user-defined>
  </office:meta>
</office:document-meta>
</file>